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520000000CCF41AC5B79CBB20DE.png" manifest:media-type="image/png"/>
  <manifest:file-entry manifest:full-path="Pictures/100010580000879200001508D21A14F0A9096EB5.svg" manifest:media-type="image/svg+xml"/>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1" svg:font-family="FreeMono"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withoutfill">
      <style:graphic-properties draw:fill="none" draw:fill-color="#ff3399" draw:textarea-vertical-align="middle"/>
    </style:style>
    <style:style style:name="gr3" style:family="graphic" style:parent-style-name="standard">
      <style:graphic-properties draw:fill-color="#ff3399" draw:textarea-horizontal-align="justify" draw:textarea-vertical-align="middle" draw:auto-grow-height="false" fo:min-height="0.35cm" fo:min-width="0.1cm"/>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1.306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432cm"/>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2.86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4.024cm"/>
    </style:style>
    <style:style style:name="gr8" style:family="graphic" style:parent-style-name="standard">
      <style:graphic-properties draw:stroke="none" svg:stroke-color="#000000" draw:fill="none" draw:fill-color="#ffffff" draw:textarea-horizontal-align="left" draw:auto-grow-height="true" draw:auto-grow-width="true" fo:min-height="0.712cm" fo:min-width="3.74cm"/>
    </style:style>
    <style:style style:name="gr9" style:family="graphic" style:parent-style-name="standard">
      <style:graphic-properties draw:stroke="none" svg:stroke-color="#000000" draw:fill="none" draw:fill-color="#ffffff" draw:textarea-horizontal-align="left" draw:auto-grow-height="true" draw:auto-grow-width="true" fo:min-height="1.136cm" fo:min-width="4.574cm"/>
    </style:style>
    <style:style style:name="gr10" style:family="graphic" style:parent-style-name="standard">
      <style:graphic-properties draw:stroke="none" svg:stroke-color="#000000" draw:fill="none" draw:fill-color="#ffffff" draw:textarea-horizontal-align="left" draw:auto-grow-height="true" draw:auto-grow-width="true" fo:min-height="1.169cm" fo:min-width="5.505cm"/>
    </style:style>
    <style:style style:name="gr11" style:family="graphic" style:parent-style-name="measure">
      <style:graphic-properties draw:textarea-vertical-align="middle"/>
    </style:style>
    <style:style style:name="gr12" style:family="graphic" style:parent-style-name="measure">
      <style:graphic-properties draw:textarea-vertical-align="middle" draw:line-distance="1cm"/>
    </style:style>
    <style:style style:name="gr13" style:family="graphic" style:parent-style-name="measure">
      <style:graphic-properties draw:textarea-vertical-align="middle" draw:line-distance="0.8cm"/>
    </style:style>
    <style:style style:name="gr14" style:family="graphic" style:parent-style-name="standard">
      <style:graphic-properties draw:fill-color="#00cc00" draw:textarea-horizontal-align="justify" draw:textarea-vertical-align="middle" draw:auto-grow-height="false" fo:min-height="0.15cm" fo:min-width="0cm"/>
    </style:style>
    <style:style style:name="gr15" style:family="graphic" style:parent-style-name="standard">
      <style:graphic-properties draw:textarea-horizontal-align="justify" draw:textarea-vertical-align="middle" draw:auto-grow-height="false" fo:min-height="0.788cm" fo:min-width="1.591cm" fo:wrap-option="no-wrap"/>
    </style:style>
    <style:style style:name="gr16" style:family="graphic" style:parent-style-name="standard">
      <style:graphic-properties draw:stroke="none" svg:stroke-color="#000000" draw:fill="none" draw:fill-color="#ffffff" draw:textarea-horizontal-align="left" draw:auto-grow-height="true" draw:auto-grow-width="true" fo:min-height="0.712cm" fo:min-width="2.009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3.804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4.443cm"/>
    </style:style>
    <style:style style:name="gr19" style:family="graphic" style:parent-style-name="measure">
      <style:graphic-properties draw:textarea-vertical-align="middle" draw:line-distance="0.5cm"/>
    </style:style>
    <style:style style:name="gr20" style:family="graphic" style:parent-style-name="standard">
      <style:graphic-properties draw:stroke="none" svg:stroke-color="#000000" draw:fill="none" draw:fill-color="#ffffff" draw:textarea-horizontal-align="left" draw:auto-grow-height="true" draw:auto-grow-width="true" fo:min-height="1.88cm" fo:min-width="3.854cm"/>
    </style:style>
    <style:style style:name="gr21" style:family="graphic" style:parent-style-name="objectwithoutfill">
      <style:graphic-properties draw:marker-end="Arrow" draw:marker-end-width="0.3cm" draw:fill="none" draw:textarea-vertical-align="middle"/>
    </style:style>
    <style:style style:name="gr22" style:family="graphic" style:parent-style-name="standard">
      <style:graphic-properties draw:stroke="none" svg:stroke-color="#000000" draw:fill="none" draw:fill-color="#ffffff" draw:textarea-horizontal-align="left" draw:auto-grow-height="true" draw:auto-grow-width="true" fo:min-height="0.955cm" fo:min-width="1.915cm"/>
    </style:style>
    <style:style style:name="gr23" style:family="graphic" style:parent-style-name="standard">
      <style:graphic-properties draw:fill-color="#ff0000" draw:textarea-horizontal-align="justify" draw:textarea-vertical-align="middle" draw:auto-grow-height="false" fo:min-height="0.15cm" fo:min-width="0cm"/>
    </style:style>
    <style:style style:name="pr1" style:family="presentation" style:parent-style-name="BrightBlue-title">
      <style:graphic-properties fo:min-height="2.6cm"/>
    </style:style>
    <style:style style:name="pr2" style:family="presentation" style:parent-style-name="BrightBlue-subtitle">
      <style:graphic-properties draw:fill-color="#ffffff" fo:min-height="10.285cm"/>
    </style:style>
    <style:style style:name="pr3" style:family="presentation" style:parent-style-name="BrightBlue-notes">
      <style:graphic-properties draw:fill-color="#ffffff" draw:auto-grow-height="true" fo:min-height="13.364cm"/>
    </style:style>
    <style:style style:name="pr4" style:family="presentation" style:parent-style-name="BrightBlue-subtitle">
      <style:graphic-properties draw:fill-color="#ffffff" fo:min-height="9.134cm"/>
    </style:style>
    <style:style style:name="pr5" style:family="presentation" style:parent-style-name="BrightBlue-subtitle">
      <style:graphic-properties draw:fill-color="#ffffff" fo:min-height="10.042cm"/>
    </style:style>
    <style:style style:name="P1" style:family="paragraph">
      <style:paragraph-properties fo:text-align="start"/>
    </style:style>
    <style:style style:name="P2" style:family="paragraph">
      <loext:graphic-properties draw:fill-color="#ffffff"/>
    </style:style>
    <style:style style:name="P3" style:family="paragraph">
      <loext:graphic-properties draw:fill="none" draw:fill-color="#ff3399"/>
      <style:paragraph-properties fo:text-align="center"/>
    </style:style>
    <style:style style:name="P4" style:family="paragraph">
      <loext:graphic-properties draw:fill-color="#ff3399"/>
      <style:paragraph-properties fo:text-align="center"/>
    </style:style>
    <style:style style:name="P5" style:family="paragraph">
      <loext:graphic-properties draw:fill="none" draw:fill-color="#ffffff"/>
    </style:style>
    <style:style style:name="P6" style:family="paragraph">
      <style:paragraph-properties fo:text-align="center"/>
    </style:style>
    <style:style style:name="P7" style:family="paragraph">
      <loext:graphic-properties draw:fill-color="#00cc00"/>
      <style:paragraph-properties fo:text-align="center"/>
    </style:style>
    <style:style style:name="P8" style:family="paragraph">
      <loext:graphic-properties draw:fill="none"/>
      <style:paragraph-properties fo:text-align="center"/>
    </style:style>
    <style:style style:name="P9" style:family="paragraph">
      <loext:graphic-properties draw:fill-color="#ff0000"/>
      <style:paragraph-properties fo:text-align="center"/>
    </style:style>
    <style:style style:name="P10" style:family="paragraph">
      <style:paragraph-properties fo:margin-left="0cm" fo:margin-right="0cm" fo:text-align="start" fo:text-indent="0cm"/>
    </style:style>
    <style:style style:name="T1" style:family="text">
      <style:text-properties fo:font-size="28pt" style:font-size-asian="20pt" style:font-size-complex="20pt"/>
    </style:style>
    <style:style style:name="T2" style:family="text">
      <style:text-properties fo:font-size="18pt" style:font-size-asian="18pt" style:font-size-complex="18pt"/>
    </style:style>
    <style:style style:name="T3" style:family="text">
      <style:text-properties style:font-name="FreeMono1" fo:font-size="12pt" style:font-size-asian="12pt" style:font-size-complex="12pt"/>
    </style:style>
    <style:style style:name="T4" style:family="text">
      <style:text-properties style:font-name="FreeMono1" fo:font-size="13pt" style:font-size-asian="13pt" style:font-size-complex="13pt"/>
    </style:style>
    <style:style style:name="T5" style:family="text">
      <style:text-properties fo:font-size="9pt" style:font-size-asian="11pt" style:font-size-complex="11pt"/>
    </style:style>
    <style:style style:name="T6" style:family="text">
      <style:text-properties fo:font-size="8pt" style:font-size-asian="10.5pt" style:font-size-complex="10.5pt"/>
    </style:style>
    <style:style style:name="T7" style:family="text">
      <style:text-properties fo:font-size="18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2" draw:text-style-name="P2" draw:layer="layout" svg:width="25.2cm" svg:height="10.285cm" svg:x="1.4cm" svg:y="4.416cm" presentation:class="subtitle" presentation:user-transformed="true">
          <draw:text-box>
            <text:p text:style-name="P1">current authors: </text:p>
            <text:p text:style-name="P1"><text:tab/>Brian E. Carpenter</text:p>
            <text:p text:style-name="P1"><text:tab/>Fernando Gont</text:p>
            <text:p text:style-name="P1"><text:tab/>Michael Richardson</text:p>
            <text:p text:style-name="P1"/>
            <text:p text:style-name="P1"><text:span text:style-name="T2"><text:a xlink:href="https://mailarchive.ietf.org/arch/msg/gendispatch/fhU_Z7rrE_XxyLkoGzAFJLQ04hY/" xlink:type="simple">https://mailarchive.ietf.org/arch/msg/gendispatch/fhU_Z7rrE_XxyLkoGzAFJLQ04hY/</text:a></text:span></text:p>
            <text:p text:style-name="P1"><text:span text:style-name="T2"><text:a xlink:href="https://mailarchive.ietf.org/arch/msg/ipv6/3T-SG-8ylxt_rrKCOrVGFcA_v3w/" xlink:type="simple">https://mailarchive.ietf.org/arch/msg/ipv6/3T-SG-8ylxt_rrKCOrVGFcA_v3w/</text:a></text:span></text:p>
            <text:p text:style-name="P1">background: <text:a xlink:href="https://tools.ietf.org/html/rfc7221" xlink:type="simple">https://tools.ietf.org/html/rfc7221</text:a><text:s/></text:p>
            <text:p text:style-name="P1"/>
          </draw:text-box>
        </draw:frame>
        <presentation:notes draw:style-name="dp2">
          <draw:page-thumbnail draw:style-name="gr1" draw:layer="layout" svg:width="17cm" svg:height="9.56cm" svg:x="2cm" svg:y="2.5cm" draw:page-number="1"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2"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Life of an Internet Draft</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5.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9.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5" draw:text-style-name="P5" draw:layer="layout" svg:width="2.932cm" svg:height="0.962cm" draw:transform="rotate (0.7695156672043) translate (21.034cm 8.457cm)">
          <draw:text-box>
            <text:p>AUTH48</text:p>
          </draw:text-box>
        </draw:frame>
        <draw:frame draw:style-name="gr6" draw:text-style-name="P5" draw:layer="layout" svg:width="3.36cm" svg:height="0.962cm" draw:transform="rotate (0.7695156672043) translate (18cm 8.457cm)">
          <draw:text-box>
            <text:p>IESG eval</text:p>
          </draw:text-box>
        </draw:frame>
        <draw:frame draw:style-name="gr7" draw:text-style-name="P5" draw:layer="layout" svg:width="4.524cm" svg:height="0.962cm" draw:transform="rotate (0.7695156672043) translate (14.233cm 8.509cm)">
          <draw:text-box>
            <text:p>IETF Last Call</text:p>
          </draw:text-box>
        </draw:frame>
        <draw:frame draw:style-name="gr8" draw:text-style-name="P5" draw:layer="layout" svg:width="4.24cm" svg:height="0.962cm" draw:transform="rotate (0.7695156672043) translate (10.2cm 8.509cm)">
          <draw:text-box>
            <text:p>WG Last Call</text:p>
          </draw:text-box>
        </draw:frame>
        <draw:frame draw:style-name="gr9" draw:text-style-name="P5" draw:layer="layout" svg:width="5.074cm" svg:height="1.386cm" draw:transform="rotate (0.7695156672043) translate (6.233cm 8.457cm)">
          <draw:text-box>
            <text:p>WG Adoption</text:p>
            <text:p><text:span text:style-name="T3">(draft-ietf-wg-..)</text:span></text:p>
          </draw:text-box>
        </draw:frame>
        <draw:frame draw:style-name="gr10" draw:text-style-name="P5" draw:layer="layout" svg:width="6.005cm" svg:height="1.419cm" draw:transform="rotate (0.7695156672043) translate (2.2cm 8.457cm)">
          <draw:text-box>
            <text:p>Individual Draft</text:p>
            <text:p><text:span text:style-name="T4">(draft-person-wg-..)</text:span></text:p>
          </draw:text-box>
        </draw:frame>
        <draw:measure draw:style-name="gr11" draw:text-style-name="P6" draw:layer="measurelines" svg:x1="12cm" svg:y1="10.9cm" svg:x2="18cm" svg:y2="11cm">
          <text:p text:style-name="P6">IESG controlled</text:p>
        </draw:measure>
        <draw:measure draw:style-name="gr12" draw:text-style-name="P6" draw:layer="layout" svg:x1="18cm" svg:y1="12cm" svg:x2="23.2cm" svg:y2="12cm">
          <text:p text:style-name="P6">RFC Publication <text:s/>Center </text:p>
          <text:p text:style-name="P6">(RPC)</text:p>
        </draw:measure>
        <draw:measure draw:style-name="gr12" draw:text-style-name="P6" draw:layer="layout" svg:x1="4.4cm" svg:y1="12.2cm" svg:x2="11.6cm" svg:y2="12.2cm">
          <text:p text:style-name="P6">Working Group ownership</text:p>
        </draw:measure>
        <presentation:notes draw:style-name="dp2">
          <draw:page-thumbnail draw:style-name="gr1" draw:layer="layout" svg:width="17cm" svg:height="9.56cm" svg:x="2cm" svg:y="2.5cm" draw:page-number="2"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3"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Pathologies observed</text:span></text:p>
          </draw:text-box>
        </draw:frame>
        <draw:line draw:style-name="gr2" draw:text-style-name="P3" draw:layer="layout" svg:x1="2cm" svg:y1="9.2cm" svg:x2="23cm" svg:y2="9.2cm">
          <text:p/>
        </draw:line>
        <draw:custom-shape draw:style-name="gr3" draw:text-style-name="P4" draw:layer="layout" svg:width="1.2cm" svg:height="1.2cm" svg:x="1.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8.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1.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7.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0.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4" draw:text-style-name="P5" draw:layer="layout" svg:width="1.806cm" svg:height="0.962cm" draw:transform="rotate (0.7695156672043) translate (23cm 8.509cm)">
          <draw:text-box>
            <text:p>RFC</text:p>
          </draw:text-box>
        </draw:frame>
        <draw:frame draw:style-name="gr5" draw:text-style-name="P5" draw:layer="layout" svg:width="2.932cm" svg:height="0.962cm" draw:transform="rotate (0.7695156672043) translate (21.034cm 8.457cm)">
          <draw:text-box>
            <text:p>AUTH48</text:p>
          </draw:text-box>
        </draw:frame>
        <draw:frame draw:style-name="gr6" draw:text-style-name="P5" draw:layer="layout" svg:width="3.36cm" svg:height="0.962cm" draw:transform="rotate (0.7695156672043) translate (18cm 8.457cm)">
          <draw:text-box>
            <text:p>IESG eval</text:p>
          </draw:text-box>
        </draw:frame>
        <draw:frame draw:style-name="gr7" draw:text-style-name="P5" draw:layer="layout" svg:width="4.524cm" svg:height="0.962cm" draw:transform="rotate (0.7695156672043) translate (14.233cm 8.509cm)">
          <draw:text-box>
            <text:p>IETF Last Call</text:p>
          </draw:text-box>
        </draw:frame>
        <draw:frame draw:style-name="gr8" draw:text-style-name="P5" draw:layer="layout" svg:width="4.24cm" svg:height="0.962cm" draw:transform="rotate (0.7695156672043) translate (12cm 8.509cm)">
          <draw:text-box>
            <text:p>WG Last Call</text:p>
          </draw:text-box>
        </draw:frame>
        <draw:frame draw:style-name="gr9" draw:text-style-name="P5" draw:layer="layout" svg:width="5.074cm" svg:height="1.386cm" draw:transform="rotate (0.7695156672043) translate (9.233cm 8.457cm)">
          <draw:text-box>
            <text:p>WG Adoption</text:p>
            <text:p><text:span text:style-name="T3">(draft-ietf-wg-..)</text:span></text:p>
          </draw:text-box>
        </draw:frame>
        <draw:frame draw:style-name="gr10" draw:text-style-name="P5" draw:layer="layout" svg:width="6.005cm" svg:height="1.419cm" draw:transform="rotate (0.7695156672043) translate (2.2cm 8.457cm)">
          <draw:text-box>
            <text:p>Individual Draft</text:p>
            <text:p><text:span text:style-name="T4">(draft-person-wg-..)</text:span></text:p>
          </draw:text-box>
        </draw:frame>
        <draw:measure draw:style-name="gr11" draw:text-style-name="P6" draw:layer="measurelines" svg:x1="12cm" svg:y1="10.9cm" svg:x2="18cm" svg:y2="11cm">
          <text:p text:style-name="P6">IESG controlled</text:p>
        </draw:measure>
        <draw:measure draw:style-name="gr12" draw:text-style-name="P6" draw:layer="layout" svg:x1="18cm" svg:y1="12cm" svg:x2="23.2cm" svg:y2="12cm">
          <text:p text:style-name="P6">RFC Publication <text:s/>Center </text:p>
          <text:p text:style-name="P6">(RPC)</text:p>
        </draw:measure>
        <draw:measure draw:style-name="gr13" draw:text-style-name="P6" draw:layer="layout" svg:x1="10cm" svg:y1="12.2cm" svg:x2="11.6cm" svg:y2="12.2cm">
          <text:p text:style-name="P6">Working Group ownership</text:p>
        </draw:measure>
        <draw:custom-shape draw:style-name="gr14" draw:text-style-name="P7" draw:layer="layout" svg:width="0.8cm" svg:height="0.8cm" svg:x="3.602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4.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6.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7.603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6" draw:layer="layout" svg:width="3.2cm" svg:height="1.6cm" svg:x="7.5cm" svg:y="4.8cm">
          <text:p text:style-name="P6"><text:span text:style-name="T5">don’t </text:span></text:p>
          <text:p text:style-name="P6"><text:span text:style-name="T5">waste WG</text:span></text:p>
          <text:p text:style-name="P6"><text:span text:style-name="T5">until solution is</text:span></text:p>
          <text:p text:style-name="P6"><text:span text:style-name="T5">perfect</text:span></text:p>
          <draw:enhanced-geometry svg:viewBox="0 0 21600 21600" draw:text-areas="3000 3320 17110 17330" draw:type="cloud-callout" draw:modifiers="-8374.13308341144 53655.9650218613"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15" draw:text-style-name="P6" draw:layer="layout" svg:width="3.2cm" svg:height="1.6cm" svg:x="10.8cm" svg:y="12.8cm">
          <text:p text:style-name="P6"><text:span text:style-name="T5">WG feels</text:span></text:p>
          <text:p text:style-name="P6"><text:span text:style-name="T5">need to </text:span></text:p>
          <text:p text:style-name="P6"><text:span text:style-name="T5">add value,</text:span></text:p>
          <text:p text:style-name="P6"><text:span text:style-name="T5">delays</text:span></text:p>
          <draw:enhanced-geometry svg:viewBox="0 0 21600 21600" draw:text-areas="3000 3320 17110 17330" draw:type="cloud-callout" draw:modifiers="-722.024367385192 -44670.58088694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1" draw:layer="layout" svg:width="17cm" svg:height="9.56cm" svg:x="2cm" svg:y="2.5cm" draw:page-number="3"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4"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span text:style-name="T1"><text:line-break/></text:span><text:span text:style-name="T1">Worse pathologies observed</text:span></text:p>
          </draw:text-box>
        </draw:frame>
        <draw:line draw:style-name="gr2" draw:text-style-name="P3" draw:layer="layout" svg:x1="2cm" svg:y1="9.2cm" svg:x2="23cm" svg:y2="9.2cm">
          <text:p/>
        </draw:line>
        <draw:custom-shape draw:style-name="gr3" draw:text-style-name="P4" draw:layer="layout" svg:width="1.2cm" svg:height="1.2cm" svg:x="1.6cm" svg:y="6.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22.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6.4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7cm" svg:y="8.6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3" draw:text-style-name="P4" draw:layer="layout" svg:width="1.2cm" svg:height="1.2cm" svg:x="13.6cm" svg:y="8.6cm">
          <text:p/>
          <draw:enhanced-geometry svg:viewBox="0 0 21600 21600" draw:glue-points="10800 0 0 10800 10800 21600 21600 10800" draw:text-areas="5400 5400 16200 16200" draw:type="diamond" draw:enhanced-path="M 10800 0 L 21600 10800 10800 21600 0 10800 10800 0 Z N"/>
        </draw:custom-shape>
        <draw:frame draw:style-name="gr16" draw:text-style-name="P5" draw:layer="layout" svg:width="2.509cm" svg:height="0.962cm" draw:transform="rotate (0.7695156672043) translate (23cm 8.509cm)">
          <draw:text-box>
            <text:p>RFC??</text:p>
          </draw:text-box>
        </draw:frame>
        <draw:frame draw:style-name="gr17" draw:text-style-name="P5" draw:layer="layout" svg:width="4.304cm" svg:height="0.962cm" draw:transform="rotate (0.7695156672043) translate (7.681cm 8.548cm)">
          <draw:text-box>
            <text:p>critical review</text:p>
          </draw:text-box>
        </draw:frame>
        <draw:frame draw:style-name="gr18" draw:text-style-name="P5" draw:layer="layout" svg:width="4.943cm" svg:height="0.962cm" draw:transform="rotate (0.7695156672043) translate (14.2cm 8.509cm)">
          <draw:text-box>
            <text:p>WG Last Call??</text:p>
          </draw:text-box>
        </draw:frame>
        <draw:frame draw:style-name="gr9" draw:text-style-name="P5" draw:layer="layout" svg:width="5.074cm" svg:height="1.386cm" draw:transform="rotate (0.7695156672043) translate (6.4cm 8.205cm)">
          <draw:text-box>
            <text:p>WG Adoption</text:p>
            <text:p><text:span text:style-name="T3">(draft-ietf-wg-..)</text:span></text:p>
          </draw:text-box>
        </draw:frame>
        <draw:measure draw:style-name="gr19" draw:text-style-name="P6" draw:layer="layout" svg:x1="7cm" svg:y1="11.1cm" svg:x2="11.6cm" svg:y2="11.1cm">
          <text:p text:style-name="P6">Working Group </text:p>
          <text:p text:style-name="P6">ownership</text:p>
        </draw:measure>
        <draw:custom-shape draw:style-name="gr14" draw:text-style-name="P7" draw:layer="layout" svg:width="0.8cm" svg:height="0.8cm" svg:x="2.6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3.4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4.2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cm" svg:y="6.4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8cm" svg:y="6.4cm">
          <text:p/>
          <draw:enhanced-geometry svg:viewBox="0 0 21600 21600" draw:glue-points="10800 0 0 10800 10800 21600 21600 10800" draw:text-areas="5400 5400 16200 16200" draw:type="diamond" draw:enhanced-path="M 10800 0 L 21600 10800 10800 21600 0 10800 10800 0 Z N"/>
        </draw:custom-shape>
        <draw:frame draw:style-name="gr20" draw:text-style-name="P5" draw:layer="layout" svg:width="4.354cm" svg:height="2.13cm" draw:transform="rotate (0.7695156672043) translate (2.601cm 5.558cm)">
          <draw:text-box>
            <text:p>other SDO</text:p>
            <text:p>/consortium</text:p>
            <text:p><text:span text:style-name="T4">(draft-sdo-..)</text:span></text:p>
          </draw:text-box>
        </draw:frame>
        <draw:line draw:style-name="gr2" draw:text-style-name="P3" draw:layer="layout" svg:x1="1.8cm" svg:y1="6.8cm" svg:x2="6.4cm" svg:y2="6.8cm">
          <text:p/>
        </draw:line>
        <draw:line draw:style-name="gr21" draw:text-style-name="P8" draw:layer="layout" svg:x1="6.71cm" svg:y1="7.2cm" svg:x2="6cm" svg:y2="9cm">
          <text:p/>
        </draw:line>
        <draw:frame draw:style-name="gr22" draw:text-style-name="P5" draw:layer="layout" svg:width="2.415cm" svg:height="1.205cm" svg:x="4.2cm" svg:y="7.588cm">
          <draw:text-box>
            <text:p><text:span text:style-name="T6">please publish</text:span></text:p>
            <text:p><text:span text:style-name="T6">our huge effort,</text:span></text:p>
            <text:p><text:span text:style-name="T6">no changes!</text:span></text:p>
          </draw:text-box>
        </draw:frame>
        <draw:custom-shape draw:style-name="gr23" draw:text-style-name="P9" draw:layer="layout" svg:width="0.8cm" svg:height="0.8cm" svg:x="7.8cm" svg:y="8.8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14" draw:text-style-name="P7" draw:layer="layout" svg:width="0.8cm" svg:height="0.8cm" svg:x="5.801cm" svg:y="6.4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8.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9.801cm" svg:y="8.801cm">
          <text:p/>
          <draw:enhanced-geometry svg:viewBox="0 0 21600 21600" draw:glue-points="10800 0 0 10800 10800 21600 21600 10800" draw:text-areas="5400 5400 16200 16200" draw:type="diamond" draw:enhanced-path="M 10800 0 L 21600 10800 10800 21600 0 10800 10800 0 Z N"/>
        </draw:custom-shape>
        <draw:custom-shape draw:style-name="gr23" draw:text-style-name="P9" draw:layer="layout" svg:width="0.8cm" svg:height="0.8cm" svg:x="10.801cm" svg:y="8.801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1" draw:layer="layout" svg:width="17cm" svg:height="9.56cm" svg:x="2cm" svg:y="2.5cm" draw:page-number="4"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5"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4" draw:text-style-name="P2" draw:layer="layout" svg:width="25.2cm" svg:height="9.134cm" svg:x="1.4cm" svg:y="3.8cm" presentation:class="subtitle" presentation:user-transformed="true">
          <draw:text-box>
            <text:p text:style-name="P1">“Adoption represents a commitment that the WG will spend time and effort on the</text:p>
            <text:p text:style-name="P1">draft, but it does not guarantee that the draft will reach WG consensus and be</text:p>
            <text:p text:style-name="P1">submitted to the IESG for publication as an RFC.”</text:p>
            <text:p text:style-name="P1"/>
          </draw:text-box>
        </draw:frame>
        <presentation:notes draw:style-name="dp2">
          <draw:page-thumbnail draw:style-name="gr1" draw:layer="layout" svg:width="17cm" svg:height="9.56cm" svg:x="2cm" svg:y="2.5cm" draw:page-number="5"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6"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text:span text:style-name="T1">draft-carpenter-gendispatch-draft-adoption</text:span></text:p>
          </draw:text-box>
        </draw:frame>
        <draw:frame presentation:style-name="pr4" draw:text-style-name="P2" draw:layer="layout" svg:width="25.2cm" svg:height="9.134cm" svg:x="1.4cm" svg:y="3.796cm" presentation:class="subtitle" presentation:user-transformed="true">
          <draw:text-box>
            <text:p text:style-name="P1"><text:span text:style-name="T7">“</text:span><text:span text:style-name="T7">A WG Adoption Call of an I-D is not a required step of the IETF standards process.</text:span></text:p>
            <text:p text:style-name="P1"><text:span text:style-name="T7">The WG chairs decide what documents belong in the WG, and can create new documents by fiat.</text:span></text:p>
            <text:p text:style-name="P1"><text:span text:style-name="T7"/></text:p>
            <text:p text:style-name="P1"><text:span text:style-name="T7">A simple situation would be if a WG decides that an existing document should be split into two pieces:</text:span></text:p>
            <text:p text:style-name="P1"><text:span text:style-name="T7">There is no reason to adopt each piece, that is needless bureaucracy.</text:span></text:p>
            <text:p text:style-name="P1"><text:span text:style-name="T7">”</text:span></text:p>
            <text:p text:style-name="P1"/>
          </draw:text-box>
        </draw:frame>
        <presentation:notes draw:style-name="dp2">
          <draw:page-thumbnail draw:style-name="gr1" draw:layer="layout" svg:width="17cm" svg:height="9.56cm" svg:x="2cm" svg:y="2.5cm" draw:page-number="6"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7"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6"><text:span text:style-name="T1">draft-carpenter-gendispatch-draft-adoption</text:span><text:span text:style-name="T1"><text:line-break/></text:span><text:span text:style-name="T1">why should this work be done</text:span></text:p>
          </draw:text-box>
        </draw:frame>
        <draw:frame presentation:style-name="pr4" draw:text-style-name="P2" draw:layer="layout" svg:width="25.2cm" svg:height="9.134cm" svg:x="1.4cm" svg:y="3.796cm" presentation:class="subtitle" presentation:user-transformed="true">
          <draw:text-box>
            <text:list text:style-name="L3">
              <text:list-header>
                <text:p text:style-name="P1"><text:span text:style-name="T7">Elevator pitch:</text:span></text:p>
              </text:list-header>
            </text:list>
            <text:list text:style-name="L4">
              <text:list-item>
                <text:p text:style-name="P1"><text:span text:style-name="T7">WGs should adopt drafts as soon as they can agree on the problem statement, so that the WG is fully in charge of the nature of the solution but at the moment the procedure for this is badly defined so people disagree about the criteria.</text:span></text:p>
              </text:list-item>
            </text:list>
            <text:p text:style-name="P1"><text:span text:style-name="T7"/></text:p>
            <text:p text:style-name="P1"><text:span text:style-name="T7">====</text:span></text:p>
            <text:list text:style-name="L3">
              <text:list-header>
                <text:p text:style-name="P1"><text:span text:style-name="T7"/></text:p>
                <text:p text:style-name="P1"><text:span text:style-name="T7">If we want to allow WG to have different styles, then the style should be explicitely stated, rather than leaving participants to guess.</text:span></text:p>
              </text:list-header>
            </text:list>
          </draw:text-box>
        </draw:frame>
        <presentation:notes draw:style-name="dp2">
          <draw:page-thumbnail draw:style-name="gr1" draw:layer="layout" svg:width="17cm" svg:height="9.56cm" svg:x="2cm" svg:y="2.5cm" draw:page-number="7"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draw:page draw:name="page8" draw:style-name="dp1" draw:master-page-name="BrightBlue" presentation:presentation-page-layout-name="AL1T0">
        <office:forms form:automatic-focus="false" form:apply-design-mode="false"/>
        <draw:frame presentation:style-name="pr1" draw:layer="layout" svg:width="19.5cm" svg:height="2.6cm" svg:x="1.4cm" svg:y="0.6cm" presentation:class="title" presentation:user-transformed="true">
          <draw:text-box>
            <text:p text:style-name="P6"><text:span text:style-name="T1">draft-carpenter-gendispatch-draft-adoption</text:span><text:span text:style-name="T1"><text:line-break/></text:span><text:span text:style-name="T1">where should this work be done?</text:span></text:p>
          </draw:text-box>
        </draw:frame>
        <draw:frame presentation:style-name="pr5" draw:text-style-name="P2" draw:layer="layout" svg:width="25.2cm" svg:height="10.042cm" svg:x="1.4cm" svg:y="3.342cm" presentation:class="subtitle" presentation:user-transformed="true">
          <draw:text-box>
            <text:list text:style-name="L3">
              <text:list-header>
                <text:p text:style-name="P1"><text:span text:style-name="T7">Options seem to be:</text:span></text:p>
              </text:list-header>
              <text:list-item>
                <text:p text:style-name="P1"><text:span text:style-name="T7"><text:s/></text:span><text:span text:style-name="T7">AD sponsored.</text:span></text:p>
              </text:list-item>
              <text:list-item>
                <text:p text:style-name="P1"><text:span text:style-name="T7"><text:s/></text:span><text:span text:style-name="T7">Charter a new WG (there are no active process WGs) </text:span></text:p>
                <text:p text:style-name="P1"><text:span text:style-name="T7"/></text:p>
                <text:p text:style-name="P1"><text:span text:style-name="T7"/></text:p>
              </text:list-item>
            </text:list>
            <text:p text:style-name="P10"/>
            <text:p text:style-name="P10"><text:span text:style-name="T2"><text:a xlink:href="https://mailarchive.ietf.org/arch/msg/gendispatch/fhU_Z7rrE_XxyLkoGzAFJLQ04hY/" xlink:type="simple">https://mailarchive.ietf.org/arch/msg/gendispatch/fhU_Z7rrE_XxyLkoGzAFJLQ04hY/</text:a></text:span></text:p>
            <text:p text:style-name="P10"><text:span text:style-name="T2"><text:a xlink:href="https://mailarchive.ietf.org/arch/msg/ipv6/3T-SG-8ylxt_rrKCOrVGFcA_v3w/" xlink:type="simple">https://mailarchive.ietf.org/arch/msg/ipv6/3T-SG-8ylxt_rrKCOrVGFcA_v3w/</text:a></text:span></text:p>
            <text:p text:style-name="P10">background: <text:a xlink:href="https://tools.ietf.org/html/rfc7221" xlink:type="simple">https://tools.ietf.org/html/rfc7221</text:a><text:s/></text:p>
            <text:p text:style-name="P1"/>
            <text:p text:style-name="P1"/>
          </draw:text-box>
        </draw:frame>
        <presentation:notes draw:style-name="dp2">
          <draw:page-thumbnail draw:style-name="gr1" draw:layer="layout" svg:width="17cm" svg:height="9.56cm" svg:x="2cm" svg:y="2.5cm" draw:page-number="8" presentation:class="page"/>
          <draw:frame presentation:style-name="pr3" draw:text-style-name="P2" draw:layer="layout" svg:width="16.799cm" svg:height="13.364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1" svg:font-family="FreeMono" style:font-family-generic="modern" style:font-pitch="fixed"/>
    <style:font-face style:name="Arial1" svg:font-family="Arial" style:font-family-generic="modern" style:font-pitch="variable"/>
    <style:font-face style:name="FreeMono" svg:font-family="FreeMono" style:font-family-generic="modern" style:font-pitch="variable"/>
    <style:font-face style:name="Arial" svg:font-family="Arial" style:font-family-generic="roman" style:font-pitch="variable"/>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Liberation Sans3"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05cm" fo:text-indent="0cm"/>
      <style:text-properties style:use-window-font-color="true" style:text-outline="false" style:text-line-through-style="none" style:text-line-through-type="none" style:font-name="Liberation Sans3" fo:font-family="'Liberation Sans'" style:font-family-generic="swiss" style:font-pitch="variable" fo:font-size="26pt" fo:font-style="normal" fo:text-shadow="none" style:text-underline-style="none" fo:font-weight="normal" style:letter-kerning="true"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324cm" fo:text-indent="0cm"/>
      <style:text-properties fo:font-size="22.7999992370605pt"/>
    </style:style>
    <style:style style:name="BrightBlue-outline3" style:family="presentation" style:parent-style-name="BrightBlue-outline2">
      <style:paragraph-properties fo:margin-left="0cm" fo:margin-right="0cm" fo:margin-top="0cm" fo:margin-bottom="0.243cm" fo:text-indent="0cm"/>
      <style:text-properties fo:font-size="19.5pt"/>
    </style:style>
    <style:style style:name="BrightBlue-outline4" style:family="presentation" style:parent-style-name="BrightBlue-outline3">
      <style:paragraph-properties fo:margin-left="0cm" fo:margin-right="0cm" fo:margin-top="0cm" fo:margin-bottom="0.162cm" fo:text-indent="0cm"/>
      <style:text-properties fo:font-size="16.2999992370605pt"/>
    </style:style>
    <style:style style:name="BrightBlue-outline5" style:family="presentation" style:parent-style-name="BrightBlue-outline4">
      <style:paragraph-properties fo:margin-left="0cm" fo:margin-right="0cm" fo:margin-top="0cm" fo:margin-bottom="0.081cm" fo:text-indent="0cm"/>
      <style:text-properties fo:font-size="16.2999992370605pt"/>
    </style:style>
    <style:style style:name="BrightBlue-outline6" style:family="presentation" style:parent-style-name="BrightBlue-outline5">
      <style:paragraph-properties fo:margin-left="0cm" fo:margin-right="0cm" fo:margin-top="0cm" fo:margin-bottom="0.081cm" fo:text-indent="0cm"/>
      <style:text-properties fo:font-size="16.2999992370605pt"/>
    </style:style>
    <style:style style:name="BrightBlue-outline7" style:family="presentation" style:parent-style-name="BrightBlue-outline6">
      <style:paragraph-properties fo:margin-left="0cm" fo:margin-right="0cm" fo:margin-top="0cm" fo:margin-bottom="0.081cm" fo:text-indent="0cm"/>
      <style:text-properties fo:font-size="16.2999992370605pt"/>
    </style:style>
    <style:style style:name="BrightBlue-outline8" style:family="presentation" style:parent-style-name="BrightBlue-outline7">
      <style:paragraph-properties fo:margin-left="0cm" fo:margin-right="0cm" fo:margin-top="0cm" fo:margin-bottom="0.081cm" fo:text-indent="0cm"/>
      <style:text-properties fo:font-size="16.2999992370605pt"/>
    </style:style>
    <style:style style:name="BrightBlue-outline9" style:family="presentation" style:parent-style-name="BrightBlue-outline8">
      <style:paragraph-properties fo:margin-left="0cm" fo:margin-right="0cm" fo:margin-top="0cm" fo:margin-bottom="0.081cm" fo:text-indent="0cm"/>
      <style:text-properties fo:font-size="16.299999237060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3" fo:font-family="'Liberation Sans'" style:font-family-generic="swiss" style:font-pitch="variable" fo:font-size="35.7000007629395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BrightBlue-backgroundobjects">
      <style:graphic-properties draw:stroke="none" draw:fill="none" draw:fill-color="#ffffff" draw:auto-grow-height="false" fo:min-height="1.338cm"/>
    </style:style>
    <style:style style:name="Mpr2" style:family="presentation" style:parent-style-name="BrightBlue-backgroundobjects">
      <style:graphic-properties draw:stroke="none" draw:fill="none" draw:fill-color="#ffffff" draw:auto-grow-height="false" fo:min-height="1.485cm"/>
    </style:style>
    <style:style style:name="Mpr3"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rightBlue" style:page-layout-name="PM1" draw:style-name="Mdp1">
      <draw:frame draw:style-name="Mgr3" draw:text-style-name="MP5" draw:layer="backgroundobjects" svg:width="21.651cm" svg:height="3.349cm" svg:x="-0.162cm" svg:y="0.225cm">
        <draw:image xlink:href="Pictures/100010580000879200001508D21A14F0A9096EB5.svg" xlink:type="simple" xlink:show="embed" xlink:actuate="onLoad" loext:mime-type="image/svg+xml">
          <text:p/>
        </draw:image>
        <draw:image xlink:href="Pictures/1000020100000520000000CCF41AC5B79CBB20DE.png" xlink:type="simple" xlink:show="embed" xlink:actuate="onLoad" loext:mime-type="image/png"/>
      </draw:frame>
      <draw:frame presentation:style-name="BrightBlue-title" draw:layer="backgroundobjects" svg:width="19.5cm" svg:height="2.6cm" svg:x="1.4cm" svg:y="0.6cm" presentation:class="title" presentation:placeholder="true">
        <draw:text-box/>
      </draw:frame>
      <draw:frame presentation:style-name="BrightBlue-outline1" draw:layer="backgroundobjects" svg:width="25.2cm" svg:height="9.134cm" svg:x="1.4cm" svg:y="3.8cm" presentation:class="outline" presentation:placeholder="true">
        <draw:text-box/>
      </draw:frame>
      <draw:frame presentation:style-name="Mpr1" draw:text-style-name="MP2" draw:layer="backgroundobjects" svg:width="6.523cm" svg:height="1.085cm" svg:x="1.4cm" svg:y="14.347cm" presentation:class="date-time">
        <draw:text-box>
          <text:p text:style-name="MP1"><text:span text:style-name="MT1"><presentation:date-time/></text:span></text:p>
        </draw:text-box>
      </draw:frame>
      <draw:frame presentation:style-name="Mpr1" draw:text-style-name="MP7" draw:layer="backgroundobjects" svg:width="8.875cm" svg:height="1.085cm" svg:x="9.575cm" svg:y="14.347cm" presentation:class="footer">
        <draw:text-box>
          <text:p text:style-name="MP6"><text:span text:style-name="MT1"><presentation:footer/></text:span></text:p>
        </draw:text-box>
      </draw:frame>
      <draw:frame presentation:style-name="Mpr1" draw:text-style-name="MP4" draw:layer="backgroundobjects" svg:width="6.523cm" svg:height="1.085cm" svg:x="20.075cm" svg:y="14.347cm" presentation:class="page-number">
        <draw:text-box>
          <text:p text:style-name="MP3"><text:span text:style-name="MT1"><text:page-number>&lt;number&gt;</text:page-number></text:span></text:p>
        </draw:text-box>
      </draw:frame>
      <presentation:notes style:page-layout-name="PM0">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7-16T15:17:47.648406296</meta:creation-date>
    <meta:editing-duration>PT58M31S</meta:editing-duration>
    <meta:editing-cycles>7</meta:editing-cycles>
    <meta:generator>LibreOffice/6.1.5.2$Linux_X86_64 LibreOffice_project/10$Build-2</meta:generator>
    <dc:title>Bright Blue</dc:title>
    <meta:initial-creator>Michael Richardson</meta:initial-creator>
    <dc:date>2020-07-17T10:03:34.613403215</dc:date>
    <dc:creator>Michael Richardson</dc:creator>
    <meta:document-statistic meta:object-count="119"/>
    <meta:template xlink:type="simple" xlink:actuate="onRequest" xlink:title="Bright Blue" xlink:href="../../../../../../../usr/lib/libreoffice/share/template/common/presnt/BrightBlue.otp" meta:date="2020-07-16T15:17:46.971544731"/>
  </office:meta>
</office:document-meta>
</file>